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style:font-name="Courier New"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Plain_5f_heading_5f_1">
      <style:paragraph-properties fo:break-before="page"/>
    </style:style>
    <style:style style:name="P17" style:family="paragraph" style:parent-style-name="Standard">
      <style:paragraph-properties fo:margin-left="0.028in" fo:margin-right="0in" fo:text-indent="0in" style:auto-text-indent="false"/>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paragraph-properties fo:margin-top="0in" fo:margin-bottom="0.1965in"/>
    </style:style>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Standard">
      <style:paragraph-properties fo:text-align="start" style:justify-single-word="false"/>
      <style:text-properties fo:font-size="9pt" style:font-size-asian="9pt" style:font-size-complex="9pt"/>
    </style:style>
    <style:style style:name="P22" style:family="paragraph" style:parent-style-name="Standard">
      <style:paragraph-properties fo:text-align="center" style:justify-single-word="false"/>
      <style:text-properties fo:font-size="9pt" style:font-size-asian="9pt" style:font-size-complex="9pt"/>
    </style:style>
    <style:style style:name="P23" style:family="paragraph" style:parent-style-name="Standard">
      <style:paragraph-properties fo:text-align="center" style:justify-single-word="false"/>
      <style:text-properties fo:font-size="12pt" style:font-size-asian="12pt" style:font-size-complex="12pt"/>
    </style:style>
    <style:style style:name="P24" style:family="paragraph" style:parent-style-name="Standard">
      <style:text-properties fo:font-size="10pt" style:font-size-asian="10pt" style:font-size-complex="10pt"/>
    </style:style>
    <style:style style:name="P25" style:family="paragraph" style:parent-style-name="spectext"/>
    <style:style style:name="P26"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font-weight="normal" style:font-weight-asian="normal" style:font-weight-complex="normal"/>
    </style:style>
    <style:style style:name="T9"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Machine Language</text:p>
            </text:list-header>
          </text:list>
          <text:p text:style-name="P2">by Ted Kosan</text:p>
        </draw:text-box>
      </draw:frame>
      <draw:frame draw:style-name="fr1" draw:name="Frame2" text:anchor-type="page" text:anchor-page-number="1" svg:x="2.3654in" svg:y="6.3484in" svg:width="3.6339in" draw:z-index="7">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5"/>
      <text:p text:style-name="P25"/>
      <text:p text:style-name="P25"/>
      <text:p text:style-name="P26"/>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0">How The Dump Command Displays Memory Locations<text:tab/>3</text:p>
            <text:p text:style-name="P20">American Standard Code For Information Interchange (ASCII)<text:tab/>4</text:p>
            <text:p text:style-name="P20">The Dump Command And The Enter Command<text:tab/>8</text:p>
            <text:p text:style-name="P20">The Register Command<text:tab/>11</text:p>
            <text:p text:style-name="P20">A Simple Machine Language Program<text:tab/>13</text:p>
            <text:p text:style-name="P20">Addressing Modes<text:tab/>14</text:p>
            <text:p text:style-name="P20">The Unassemble Command<text:tab/>16</text:p>
            <text:p text:style-name="P20">The Go Command<text:tab/>18</text:p>
            <text:p text:style-name="P20">The Trace Command<text:tab/>20</text:p>
            <text:p text:style-name="P20">Exercises<text:tab/>24</text:p>
          </text:index-body>
        </text:table-of-content>
        <text:p text:style-name="P17"/>
      </text:section>
      <text:p text:style-name="P17"/>
      <text:p text:style-name="P16">How The Dump Command Displays Memory Locations</text:p>
      <text:p text:style-name="Standard">"Now that you understand what binary numerals and hexadecimal numerals are Pat," I said "we can go back to the output from the Dump command and study it. <text:s/>By the way, the word <text:span text:style-name="T3">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 )</text:p>
      <text:p text:style-name="Standard"/>
      <text:p text:style-name="Standard"><draw:frame draw:style-name="fr2" draw:name="Object1" text:anchor-type="paragraph" svg:x="-0.0193in" svg:y="0.1102in" svg:width="6.4173in" svg:height="3.0425in" draw:z-index="1"><draw:object xlink:href="./Object 1" xlink:type="simple" xlink:show="embed" xlink:actuate="onLoad"/><draw:image xlink:href="./ObjectReplacements/Object 1" xlink:type="simple" xlink:show="embed" xlink:actuate="onLoad"/></draw:frame></text:p>
      <text:p text:style-name="Standard">"Each row in the <text:span text:style-name="T3">center</text:span> column shows the contents of 16 consecutive memory locations," I said "and each row in the <text:span text:style-name="T3">left</text:span> column contains the address of the first byte in that row. <text:s/>For example, the byte <text:span text:style-name="T3">4C </text:span><text:span text:style-name="T8">hex</text:span> is in memory location 1000, <text:span text:style-name="T3">1B </text:span><text:span text:style-name="T8">hex</text:span> is in location 1001, and <text:span text:style-name="T3">10</text:span> hex is in location 1002. <text:s/>Toward the end of the top row, <text:span text:style-name="T3">23</text:span> hex is in location 100E and <text:span text:style-name="T3">4C</text:span> hex is in location 100F. <text:s/>We will discuss the <text:span text:style-name="T3">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100F hex?"</text:p>
      <text:p text:style-name="Standard"/>
      <text:p text:style-name="Standard">"The same counting rules that we used with decimal numerals and binary numerals also apply to hexadecimal numerals." I said "In this case, when 1 is added to 100F hex, the 'F' roles around to 0 and 1 is added to the column <text:soft-page-break/>to its left. <text:s/>The result is 1010 hex and notice how this is the address of the first byte in the second row." I circled locations 100F hex and 1010 hex in red and then drew a red line pointing from location 100F hex to location 1010 hex. (again, see Fig. 1)</text:p>
      <text:p text:style-name="Standard"/>
      <text:p text:style-name="Standard">Then I said "What numeral is in memory location 1010 hex, Pat?"</text:p>
      <text:p text:style-name="Standard"/>
      <text:p text:style-name="Standard">"94 hex." said Pat.</text:p>
      <text:p text:style-name="Standard"/>
      <text:p text:style-name="Standard">"Very good, now what are the contents of memory locations 104E hex, 1076 hex, and 108C hex?" I asked.</text:p>
      <text:p text:style-name="Standard"/>
      <text:p text:style-name="Standard">Pat looked at the output again and replied "Memory location 104E hex contains C8 hex, location 1076 hex contains CD hex, and location 1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1028 hex was, I would find the row which began with address 1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3">American Standard Code for Information Interchange</text:span>, or <text:span text:style-name="T3">ASCII</text:span>, which associates all of the symbols ( or <text:span text:style-name="T3">characters )</text:span> on a keyboard with the numerals between 0 and 127 in <text:soft-page-break/>the decimal numeral system. <text:s/>Since 0 through 127 in the decimal numeral system is equivalent to 0 through 7F in the hexadecimal numeral system, the ASCII <text:span text:style-name="T8">characters</text:span> can also be thought of as being associated with these hexadecimal numerals too."</text:p>
      <text:p text:style-name="Standard"/>
      <text:p text:style-name="Standard">"Does this mean that the ASCII <text:span text:style-name="T8">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3">right</text:span> column of the Dump command's output contains 16 ASCII <text:span text:style-name="T8">characters</text:span>," I said "and each of these <text:span text:style-name="T8">characters</text:span> is matched with one of the 16 bytes in the <text:span text:style-name="T3">center</text:span> column. <text:s/>The leftmost byte is matched with the leftmost ASCII character, the next byte to the right is matched with the next ASCII character, and so on. <text:s/>The ASCII characters that are <text:span text:style-name="T3">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3">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3">Carriage Return</text:span>, it moves the cursor to the left side of the display. <text:s/>When it receives a <text:span text:style-name="T3">Linefeed</text:span> character, it drops the cursor down to the next line. <text:s/>Some computers use the <text:span text:style-name="T3">Linefeed</text:span> character to move the cursor to the left side of the display, and also drop it down one line, in one operation. <text:s/>When it is used in this manner it is called a <text:span text:style-name="T3">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the emulator and then connect to it with telnet. <text:s/>What I usually do after connecting to the emulator with telnet is to send a question mark character to the monitor that is running on the emulator. <text:s text:c="2"/>If the monitor responds with the help message, then we know that the connection was successful."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3">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text:soft-page-break/>(print) the contents of the specified address locations. <text:s/>Each line of the 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1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3">start address</text:span> is optional and if a <text:span text:style-name="T3">start address</text:span> is passed, then including an <text:span text:style-name="T3">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3">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3">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text:soft-page-break/>enter one byte or a list of bytes directly into memory at a specified address.</text:p>
      <text:p text:style-name="Preformatted_20_Text"/>
      <text:p text:style-name="Preformatted_20_Text">EXAMPLE:</text:p>
      <text:p text:style-name="Preformatted_20_Text">E 1000 F6</text:p>
      <text:p text:style-name="Preformatted_20_Text">E 10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3">e 0200 41 &lt;enter&gt;</text:span> followed by <text:span text:style-name="T3">d 0200 024f &lt;enter&gt;</text:span> in the telnet window and the following information was displayed:</text:p>
      <text:p text:style-name="Standard"/>
      <text:p text:style-name="P18">-e 0200 41</text:p>
      <text:p text:style-name="P18"/>
      <text:p text:style-name="P18">-d 0200 024f</text:p>
      <text:p text:style-name="Preformatted_20_Text"/>
      <text:p text:style-name="Preformatted_20_Text">0200 <text:s/><text:span text:style-name="T9">41</text:span> 00 00 00 00 00 00 00 - 00 00 00 00 00 00 00 00 <text:s/><text:span text:style-name="T9">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text:soft-page-break/></text:p>
      <text:p text:style-name="Preformatted_20_Text">0200 <text:s/>41 <text:span text:style-name="T9">42 43</text:span> 00 00 00 00 00 - 00 00 00 00 00 00 00 00 <text:s/>ABC.............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3">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3">Program Counter</text:span> register and the <text:span text:style-name="T3">'A'</text:span> register but there four registers in this listing we have not discussed yet and one register we have discussed which is missing. <text:s/>The register which is <text:soft-page-break/>missing is the <text:span text:style-name="T3">Instruction Register</text:span> and the reason for this is because it is not directly accessible by the programmer.</text:p>
      <text:p text:style-name="Standard"/>
      <text:p text:style-name="Standard">In addition to the 'A' register, the 6502 contains 2 <text:span text:style-name="T3">index</text:span> registers called register <text:span text:style-name="T3">X ( XR in the listing )</text:span> and register <text:span text:style-name="T3">Y ( YR in the listing )</text:span>. <text:s/>The index registers can be used for a number of purposes. <text:s/>One purpose they serve is to allow the CPU to access a desired memory location by holding a value which indicates how many locations ahead in memory from a <text:span text:style-name="T3">'base'</text:span> address this memory location is. <text:s/>These two index registers can also be used as counters and to temporarily hold values.</text:p>
      <text:p text:style-name="Standard"/>
      <text:p text:style-name="Standard">The <text:span text:style-name="T3">Stack Pointer register ( SP in the listing )</text:span> and the <text:span text:style-name="T3">Status Register ( SR in the listing )</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text:soft-page-break/>"Notice that all of the registers and memory locations are 8 bits wide except for the program counter, which is 16 bits wide." I said.</text:p>
      <text:p text:style-name="Standard"/>
      <text:p text:style-name="Standard">"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701in" svg:height="0.2075in" draw:z-index="4"><draw:object-ole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 <draw:frame draw:style-name="fr3" draw:name="Object3" text:anchor-type="as-char" svg:width="0.2201in" svg:height="0.2075in" draw:z-index="5"><draw:object-ole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3">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9">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9">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9">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text:soft-page-break/>"Earlier, we created a small machine language program that added 10 decimal to 5 decimal then placed the sum into a memory location. <text:s/>I will write this program on the whiteboard and include the assembly language 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6"><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3">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 LoaD A register ) Instruction</text:p>
      <text:p text:style-name="Standard"/>
      <text:p text:style-name="P14">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text:soft-page-break/>Absolute,Y <text:s text:c="3"/>LDA 02A0h,Y <text:s text:c="3"/>B9 <text:s text:c="5"/>3 <text:s text:c="2"/></text:p>
      <text:p text:style-name="Preformatted_20_Text">Indirect,X <text:s text:c="3"/>LDA (20h,X) <text:s text:c="3"/>A1 <text:s text:c="5"/>2 <text:s/></text:p>
      <text:p text:style-name="P19">Indirect,Y <text:s text:c="3"/>LDA (20h),Y <text:s text:c="3"/>B1 <text:s text:c="5"/>2 <text:s text:c="2"/></text:p>
      <text:p text:style-name="Standard">"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3">immediate</text:span> addressing mode indicates that the data the instruction is going to work on has been placed <text:span text:style-name="T3">immediately</text:span> after the <text:span text:style-name="T3">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3">'d'</text:span> is placed at the end of a numeral, it indicates that it is a <text:span text:style-name="T3">decimal</text:span> numeral. <text:s/>An <text:span text:style-name="T3">'h'</text:span> at the end of a numeral indicates that it is a <text:span text:style-name="T3">hexadecimal</text:span> numeral and a <text:span text:style-name="T3">'b'</text:span> at the end of a numeral indicates that it is a <text:span text:style-name="T3">binary</text:span> numeral.</text:p>
      <text:p text:style-name="Standard"/>
      <text:p text:style-name="Standard"><text:span text:style-name="T3">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3">Absolute,X</text:span> and <text:span text:style-name="T3">Absolute,Y</text:span> addressing modes are similar to the normal <text:span text:style-name="T3">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ext:soft-page-break/>The <text:span text:style-name="T3">Indirect,X</text:span> and <text:span text:style-name="T3">Indirect,Y</text:span> addressing modes are somewhat advanced 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text:soft-page-break/>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It is called <text:span text:style-name="T3">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3">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text:soft-page-break/>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3">software interrupt </text:span><text:span text:style-name="T8">and an interrupt causes the Program Counter to be set to a predefined address in memory where a special program called an </text:span><text:span text:style-name="T3">interrupt handler</text:span><text:span text:style-name="T8"> has been placed. <text:s/>We will discuss interrupts later but for now you can think of the BRK command as the instruction that ends a program. <text:s/>When a BRK instruction is executed, control will be transfered from the program back to the monitor."</text:span></text:p>
      <text:p text:style-name="P15"/>
      <text:p text:style-name="P15">"How do we run a program?" asked Pat.</text:p>
      <text:p text:style-name="P15"/>
      <text:p text:style-name="P15">"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text:soft-page-break/>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
      <text:p text:style-name="Preformatted_20_Text">0200 <text:s/>A9 0A 69 05 8D 08 02 00 - <text:span text:style-name="T9">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00 <text:s text:c="8"/><text:span text:style-name="T9">00</text:span> <text:s text:c="8"/>FE <text:s text:c="7"/>FF <text:s text:c="7"/>FD <text:s text:c="6"/>00010100</text:p>
      <text:p text:style-name="Preformatted_20_Text"/>
      <text:p text:style-name="Standard">"Now, execute the program by entering <text:span text:style-name="T3">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9">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text:soft-page-break/>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9">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ext:soft-page-break/>The Trace Command</text:p>
      <text:p text:style-name="Standard">"The monitor command that allows a program to be executed 1 instruction at a time is called the <text:span text:style-name="T3">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text:soft-page-break/>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9">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9">00</text:span> <text:s text:c="8"/>FC <text:s text:c="7"/>00 <text:s text:c="7"/>FD <text:s text:c="6"/>00010110</text:p>
      <text:p text:style-name="Preformatted_20_Text"/>
      <text:p text:style-name="Standard">"Now," I said "enter a <text:span text:style-name="T3">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9">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text:soft-page-break/></text:p>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9">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9">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text:soft-page-break/>"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9">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1000h. Use the Unassemble command to look at the beginning part of this <text:s/>program. <text:s/>Note: You can type 'u 1000' to begin the unassemble process and then just type a 'u' with no parameters to unassemble further sections of the program.</text:p>
      <text:p text:style-name="Standard"/>
      <text:p text:style-name="Standard">2) Write a machine language program that adds the numbers 1,2,3,4,5, and 6 together and places the sum into location 0280h. <text:s/>Run the program and verify that it works correctly.</text:p>
      <text:p text:style-name="Standard"/>
      <text:p text:style-name="Standard">3) Enter in the following short machine language programs into the emulator one at a time and execute each one using the Trace command. <text:s/>Look closely at what happens to the register or memory location that is <text:soft-page-break/>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text:soft-page-break/></text:p>
      <text:p text:style-name="Preformatted_20_Text">debug</text:p>
      <text:p text:style-name="Preformatted_20_Text">-?</text:p>
      <text:p text:style-name="P19">-d 0000 ffff</text:p>
      <text:p text:style-name="P19">(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4<text:tab/><text:span text:style-name="T1">6502 Machine Language</text:span><text:tab/><text:page-number text:select-page="current">26</text:page-number>/<text:page-count>26</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19:50:50</dc:date>
    <dc:language>en-US</dc:language>
    <meta:editing-cycles>479</meta:editing-cycles>
    <meta:editing-duration>P8DT5H28M33S</meta:editing-duration>
    <meta:user-defined meta:name="Info 1"/>
    <meta:user-defined meta:name="Info 2"/>
    <meta:user-defined meta:name="Info 3"/>
    <meta:user-defined meta:name="Info 4"/>
    <meta:document-statistic meta:table-count="0" meta:image-count="0" meta:object-count="6" meta:page-count="26" meta:paragraph-count="378" meta:word-count="6538" meta:character-count="364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indent="0cm"/>
      <style:text-properties fo:color="#008000" fo:font-size="12pt"/>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P8" style:family="paragraph">
      <style:paragraph-properties fo:margin-left="0cm" fo:margin-right="0cm" fo:text-indent="0cm"/>
      <style:text-properties fo:font-size="10.5pt"/>
    </style:style>
    <style:style style:name="P9" style:family="paragraph">
      <style:text-properties fo:font-size="10.5pt"/>
    </style:style>
    <style:style style:name="P10" style:family="paragraph">
      <style:paragraph-properties fo:margin-left="0cm" fo:margin-right="0cm" fo:text-indent="0cm"/>
      <style:text-properties fo:color="#0000ff" fo:font-size="12pt"/>
    </style:style>
    <style:style style:name="P11" style:family="paragraph">
      <style:text-properties fo:color="#0000ff" fo:font-size="12pt"/>
    </style:style>
    <style:style style:name="P12" style:family="paragraph">
      <style:paragraph-properties fo:text-align="center"/>
    </style:style>
    <style:style style:name="P13" style:family="paragraph">
      <style:paragraph-properties fo:text-align="center"/>
      <style:text-properties fo:font-size="10pt"/>
    </style:style>
    <style:style style:name="T1" style:family="text">
      <style:text-properties fo:color="#008000" fo:font-weight="bold"/>
    </style:style>
    <style:style style:name="T2" style:family="text">
      <style:text-properties fo:font-weight="bold"/>
    </style:style>
    <style:style style:name="T3" style:family="text">
      <style:text-properties fo:color="#0000ff"/>
    </style:style>
    <style:style style:name="T4" style:family="text">
      <style:text-properties fo:font-weight="normal"/>
    </style:style>
    <style:style style:name="T5" style:family="text">
      <style:text-properties fo:color="#008000"/>
    </style:style>
    <style:style style:name="T6" style:family="text">
      <style:text-properties fo:font-size="10.5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5.954cm" svg:height="4.231cm" svg:x="0.868cm" svg:y="4.641cm">
          <draw:text-box>
            <text:p text:style-name="P1"><text:span text:style-name="T1">1000</text:span> <text:s/><text:span text:style-name="T2">4C 1B 10</text:span> 4C 9B 23 4C 5D - 23 4C 80 23 4C 42 23 4C <text:s/><text:span text:style-name="T3">L..L.#L]#L.#LB#L</text:span></text:p>
            <text:p text:style-name="P1"><text:span text:style-name="T1">1010</text:span> <text:s/><text:span text:style-name="T4">94</text:span> 22 4C F0 22 4C 2E 1A - 4C 70 10 A2 FF 9A D8 20 <text:s/><text:span text:style-name="T3">."L."L..Lp.....</text:span></text:p>
            <text:p text:style-name="P1"><text:span text:style-name="T1">1020</text:span> <text:s/>22 23 4C 25 10 A2 FC A0 - 23 20 42 23 00 C9 02 D0 <text:s/><text:span text:style-name="T3">"#L%....# B#....</text:span></text:p>
            <text:p text:style-name="P1"><text:span text:style-name="T1">1030</text:span> <text:s/>13 29 F0 4A 4A 4A 18 69 - C0 8D 09 00 A9 00 8D 08 <text:s/><text:span text:style-name="T3">.).JJJ.i........</text:span></text:p>
            <text:p text:style-name="P1"><text:span text:style-name="T1">1040</text:span> <text:s/>00 6C 08 00 4C 47 10 A0 - 00 8C 44 00 <text:span text:style-name="T4">A2</text:span> 64 <text:span text:style-name="T4">C8</text:span> D0 <text:s/><text:span text:style-name="T3">.l..LG....D..d..</text:span></text:p>
            <text:p text:style-name="P1"><text:span text:style-name="T1">1050</text:span> <text:s/>FD CA D0 FA EE 44 00 AD - 44 00 4C 4C 10 20 69 10 <text:s/><text:span text:style-name="T3">.....D..D.LL. i.</text:span></text:p>
            <text:p text:style-name="P1"><text:span text:style-name="T1">1060</text:span> <text:s/>20 DB 10 20 33 11 4C 5D - 10 A2 4C A0 24 20 42 23 <text:s text:c="2"/><text:span text:style-name="T3">.. 3.L]..L.$ B#</text:span></text:p>
            <text:p text:style-name="P1"><text:span text:style-name="T1">1070</text:span> <text:s/>A0 00 8C 5E 00 <text:span text:style-name="T4">8C</text:span> <text:span text:style-name="T4">CD</text:span> 00 - 8C 5F 00 8C 73 00 8C 87 <text:s/><text:span text:style-name="T3">...^....._..s...</text:span></text:p>
            <text:p text:style-name="P1"><text:span text:style-name="T1">1080</text:span> <text:s/>00 A0 00 A9 00 99 A5 00 - C8 C0 27 D0 <text:span text:style-name="T4">F8</text:span> A0 00 20 <text:s/><text:span text:style-name="T3">..........'....</text:span></text:p>
            <text:p text:style-name="P1"><text:span text:style-name="T1">1090</text:span> <text:s/>80</text:p>
          </draw:text-box>
        </draw:frame>
        <draw:frame draw:style-name="gr1" draw:text-style-name="P4" draw:layer="layout" svg:width="2.585cm" svg:height="1.673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1"/>
        </draw:line>
        <draw:line draw:style-name="gr3" draw:text-style-name="P5" draw:layer="layout" svg:x1="2.602cm" svg:y1="3.97cm" svg:x2="2.623cm" svg:y2="4.673cm">
          <text:p text:style-name="P1"/>
        </draw:line>
        <draw:frame draw:style-name="gr1" draw:text-style-name="P7" draw:layer="layout" svg:width="11.115cm" svg:height="0.645cm" svg:x="1.983cm" svg:y="3.415cm">
          <draw:text-box>
            <text:p text:style-name="P6">1000 1001 1002 ...1004 ...1006 1007 1008 1009 100A ... 100E 100F</text:p>
          </draw:text-box>
        </draw:frame>
        <draw:line draw:style-name="gr3" draw:text-style-name="P5" draw:layer="layout" svg:x1="3.456cm" svg:y1="3.97cm" svg:x2="3.221cm" svg:y2="4.738cm">
          <text:p text:style-name="P1"/>
        </draw:line>
        <draw:line draw:style-name="gr3" draw:text-style-name="P5" draw:layer="layout" svg:x1="4.33cm" svg:y1="3.905cm" svg:x2="3.861cm" svg:y2="4.78cm">
          <text:p text:style-name="P1"/>
        </draw:line>
        <draw:line draw:style-name="gr3" draw:text-style-name="P5" draw:layer="layout" svg:x1="5.547cm" svg:y1="3.927cm" svg:x2="5.12cm" svg:y2="4.717cm">
          <text:p text:style-name="P1"/>
        </draw:line>
        <draw:line draw:style-name="gr3" draw:text-style-name="P5" draw:layer="layout" svg:x1="6.677cm" svg:y1="3.948cm" svg:x2="6.4cm" svg:y2="4.695cm">
          <text:p text:style-name="P1"/>
        </draw:line>
        <draw:line draw:style-name="gr3" draw:text-style-name="P5" draw:layer="layout" svg:x1="7.552cm" svg:y1="3.948cm" svg:x2="7.04cm" svg:y2="4.738cm">
          <text:p text:style-name="P1"/>
        </draw:line>
        <draw:line draw:style-name="gr3" draw:text-style-name="P5" draw:layer="layout" svg:x1="8.512cm" svg:y1="3.948cm" svg:x2="8.043cm" svg:y2="4.738cm">
          <text:p text:style-name="P1"/>
        </draw:line>
        <draw:line draw:style-name="gr3" draw:text-style-name="P5" draw:layer="layout" svg:x1="9.281cm" svg:y1="3.905cm" svg:x2="8.748cm" svg:y2="4.802cm">
          <text:p text:style-name="P1"/>
        </draw:line>
        <draw:line draw:style-name="gr3" draw:text-style-name="P5" draw:layer="layout" svg:x1="10.134cm" svg:y1="3.905cm" svg:x2="9.366cm" svg:y2="4.759cm">
          <text:p text:style-name="P1"/>
        </draw:line>
        <draw:line draw:style-name="gr3" draw:text-style-name="P5" draw:layer="layout" svg:x1="11.628cm" svg:y1="3.991cm" svg:x2="11.841cm" svg:y2="4.716cm">
          <text:p text:style-name="P1"/>
        </draw:line>
        <draw:line draw:style-name="gr3" draw:text-style-name="P5" draw:layer="layout" svg:x1="12.46cm" svg:y1="3.927cm" svg:x2="12.546cm" svg:y2="4.759cm">
          <text:p text:style-name="P1"/>
        </draw:line>
        <draw:frame draw:style-name="gr1" draw:text-style-name="P9" draw:layer="layout" svg:width="1.844cm" svg:height="0.662cm" svg:x="1cm" svg:y="1cm">
          <draw:text-box>
            <text:p text:style-name="P8"><text:span text:style-name="T6">Figure 1</text:span></text:p>
          </draw:text-box>
        </draw:frame>
        <draw:frame draw:style-name="gr1" draw:text-style-name="P11" draw:layer="layout" svg:width="4.21cm" svg:height="1.673cm" svg:x="13.293cm" svg:y="2.347cm">
          <draw:text-box>
            <text:p text:style-name="P10"><text:span text:style-name="T3">ASCII interpretation</text:span></text:p>
            <text:p text:style-name="P10"><text:span text:style-name="T3">of the 16 bytes</text:span></text:p>
            <text:p text:style-name="P10"><text:span text:style-name="T3">in each row</text:span></text:p>
          </draw:text-box>
        </draw:frame>
        <draw:line draw:style-name="gr4" draw:text-style-name="P5" draw:layer="layout" svg:x1="14.787cm" svg:y1="3.905cm" svg:x2="14.83cm" svg:y2="4.609cm">
          <text:p text:style-name="P1"/>
        </draw:line>
        <draw:line draw:style-name="gr5" draw:text-style-name="P12" draw:layer="layout" svg:x1="2.177cm" svg:y1="3.692cm" svg:x2="2.177cm" svg:y2="3.478cm">
          <text:p text:style-name="P1"/>
        </draw:line>
        <draw:line draw:style-name="gr5" draw:text-style-name="P12" draw:layer="layout" svg:x1="2.177cm" svg:y1="3.478cm" svg:x2="13.187cm" svg:y2="3.478cm">
          <text:p text:style-name="P1"/>
        </draw:line>
        <draw:line draw:style-name="gr5" draw:text-style-name="P12" draw:layer="layout" svg:x1="13.188cm" svg:y1="3.478cm" svg:x2="13.188cm" svg:y2="3.692cm">
          <text:p text:style-name="P1"/>
        </draw:line>
        <draw:frame draw:style-name="gr1" draw:text-style-name="P2" draw:layer="layout" svg:width="4.803cm" svg:height="1.199cm" svg:x="5.526cm" svg:y="1.749cm">
          <draw:text-box>
            <text:p text:style-name="P1"><text:span text:style-name="T7">16 bytes are contained</text:span></text:p>
            <text:p text:style-name="P1"><text:span text:style-name="T7">in each row</text:span></text:p>
          </draw:text-box>
        </draw:frame>
        <draw:line draw:style-name="gr5" draw:text-style-name="P12" draw:layer="layout" svg:x1="7.405cm" svg:y1="2.881cm" svg:x2="7.405cm" svg:y2="3.478cm">
          <text:p text:style-name="P1"/>
        </draw:line>
        <draw:g>
          <draw:path draw:style-name="gr6" draw:text-style-name="P13" draw:layer="layout" svg:width="1.145cm" svg:height="0.473cm" svg:x="0.958cm" svg:y="5.089cm" svg:viewBox="0 0 1146 474" svg:d="m525 33c-177 39-603-109-512 234 80 303 417 186 640 171 178-12 521 174 491-213-29-374-350-154-534-214l-85 43z">
            <text:p text:style-name="P1"/>
          </draw:path>
          <draw:line draw:style-name="gr7" draw:text-style-name="P13" draw:layer="layout" svg:x1="2.272cm" svg:y1="5.1cm" svg:x2="12.749cm" svg:y2="5.1cm">
            <text:p text:style-name="P1"/>
          </draw:line>
          <draw:polyline draw:style-name="gr6" draw:text-style-name="P13" draw:layer="layout" svg:width="0.213cm" svg:height="0.043cm" svg:x="2.059cm" svg:y="5.079cm" svg:viewBox="0 0 214 44" draw:points="213,0 0,21 21,43">
            <text:p text:style-name="P1"/>
          </draw:polyline>
          <draw:line draw:style-name="gr7" draw:text-style-name="P13" draw:layer="layout" svg:x1="2.016cm" svg:y1="5.122cm" svg:x2="2.059cm" svg:y2="4.994cm">
            <text:p text:style-name="P1"/>
          </draw:line>
          <draw:line draw:style-name="gr7" draw:text-style-name="P13" draw:layer="layout" svg:x1="2.016cm" svg:y1="5.143cm" svg:x2="2.187cm" svg:y2="5.186cm">
            <text:p text:style-name="P1"/>
          </draw:line>
          <draw:path draw:style-name="gr6" draw:text-style-name="P12" draw:layer="layout" svg:width="1cm" svg:height="0.404cm" svg:x="11.974cm" svg:y="3.522cm" svg:viewBox="0 0 1001 405" svg:d="m435 383c194-31 639 92 555-235-69-266-444-36-640-128-267-125-566 365-128 341l213 43 43-21z">
            <text:p text:style-name="P1"/>
          </draw:path>
          <draw:path draw:style-name="gr6" draw:text-style-name="P12" draw:layer="layout" svg:width="0.379cm" svg:height="1.241cm" svg:x="12.708cm" svg:y="3.862cm" svg:viewBox="0 0 380 1242" svg:d="m0 1238c291 39 358-295 363-491 5-215 67-451-86-640l-64-107">
            <text:p text:style-name="P1"/>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paragraph-properties fo:margin-left="0cm" fo:margin-right="0cm" fo:text-indent="0cm"/>
      <style:text-properties fo:font-family="'Courier New'" style:font-family-generic="modern" style:font-pitch="fixed"/>
    </style:style>
    <style:style style:name="P6" style:family="paragraph">
      <style:text-properties fo:font-family="'Courier New'" style:font-family-generic="modern" style:font-pitch="fixed" fo:font-size="12pt"/>
    </style:style>
    <style:style style:name="P7" style:family="paragraph">
      <style:text-properties fo:font-size="12pt"/>
    </style:style>
    <style:style style:name="P8" style:family="paragraph">
      <style:paragraph-properties fo:text-align="center"/>
    </style:style>
    <style:style style:name="P9"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7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662cm" svg:x="0.786cm" svg:y="1cm">
          <draw:text-box>
            <text:p text:style-name="P1"><text:span text:style-name="T2">Figure 3</text:span></text:p>
          </draw:text-box>
        </draw:frame>
        <draw:frame draw:style-name="gr1" draw:text-style-name="P6" draw:layer="layout" svg:width="6.598cm" svg:height="2.163cm" svg:x="2.449cm" svg:y="4.823cm">
          <draw:text-box>
            <text:p text:style-name="P5"><text:span text:style-name="T3">0200</text:span><text:span text:style-name="T4"> A9 0A </text:span><text:span text:style-name="T4"><text:tab/></text:span><text:span text:style-name="T5">lda #10d</text:span></text:p>
            <text:p text:style-name="P5"><text:span text:style-name="T3">0202</text:span><text:span text:style-name="T4"> 69 05</text:span><text:span text:style-name="T4"><text:tab/></text:span><text:span text:style-name="T5">adc #5d</text:span></text:p>
            <text:p text:style-name="P5"><text:span text:style-name="T3">0204</text:span><text:span text:style-name="T4"> 8D 08 02</text:span><text:span text:style-name="T4"><text:tab/></text:span><text:span text:style-name="T5">sta 0208h</text:span></text:p>
            <text:p text:style-name="P5"><text:span text:style-name="T3">0207</text:span><text:span text:style-name="T4"> 00</text:span><text:span text:style-name="T4"><text:tab/></text:span><text:span text:style-name="T4"><text:tab/></text:span><text:span text:style-name="T5">brk</text:span></text:p>
          </draw:text-box>
        </draw:frame>
        <draw:frame draw:style-name="gr1" draw:text-style-name="P7" draw:layer="layout" svg:width="1.992cm" svg:height="1.199cm" svg:x="2.902cm" svg:y="3.115cm">
          <draw:text-box>
            <text:p text:style-name="P1"><text:span text:style-name="T6">Opcode</text:span></text:p>
            <text:p text:style-name="P1"><text:span text:style-name="T6">byte</text:span></text:p>
          </draw:text-box>
        </draw:frame>
        <draw:line draw:style-name="gr3" draw:text-style-name="P8" draw:layer="layout" svg:x1="4.673cm" svg:y1="4.673cm" svg:x2="6.06cm" svg:y2="4.673cm">
          <text:p text:style-name="P1"/>
        </draw:line>
        <draw:line draw:style-name="gr3" draw:text-style-name="P8" draw:layer="layout" svg:x1="6.081cm" svg:y1="4.673cm" svg:x2="6.081cm" svg:y2="4.844cm">
          <text:p text:style-name="P1"/>
        </draw:line>
        <draw:line draw:style-name="gr3" draw:text-style-name="P8" draw:layer="layout" svg:x1="4.652cm" svg:y1="4.673cm" svg:x2="4.652cm" svg:y2="4.823cm">
          <text:p text:style-name="P1"/>
        </draw:line>
        <draw:frame draw:style-name="gr1" draw:text-style-name="P7" draw:layer="layout" svg:width="2.183cm" svg:height="1.673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8" draw:layer="layout" svg:x1="4.076cm" svg:y1="3.884cm" svg:x2="4.204cm" svg:y2="4.823cm">
          <text:p text:style-name="P1"/>
        </draw:line>
        <draw:line draw:style-name="gr4" draw:text-style-name="P8" draw:layer="layout" svg:x1="5.505cm" svg:y1="3.478cm" svg:x2="5.377cm" svg:y2="4.609cm">
          <text:p text:style-name="P1"/>
        </draw:line>
        <draw:line draw:style-name="gr5" draw:text-style-name="P8" draw:layer="layout" svg:x1="6.388cm" svg:y1="4.674cm" svg:x2="6.388cm" svg:y2="4.824cm">
          <text:p text:style-name="P1"/>
        </draw:line>
        <draw:line draw:style-name="gr5" draw:text-style-name="P8" draw:layer="layout" svg:x1="8.926cm" svg:y1="4.673cm" svg:x2="8.926cm" svg:y2="4.844cm">
          <text:p text:style-name="P1"/>
        </draw:line>
        <draw:frame draw:style-name="gr1" draw:text-style-name="P9" draw:layer="layout" svg:width="2.462cm" svg:height="1.673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8" draw:layer="layout" svg:x1="7.916cm" svg:y1="3.841cm" svg:x2="7.767cm" svg:y2="4.545cm">
          <text:p text:style-name="P1"/>
        </draw:line>
        <draw:line draw:style-name="gr5" draw:text-style-name="P8"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